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1.43cm">
          <text:p text:style-name="P3"/>
        </draw:line>
        <draw:frame draw:style-name="gr3" draw:text-style-name="P4" draw:layer="layout" svg:width="5.08cm" svg:height="6.413cm" svg:x="0.635cm" svg:y="5.08cm">
          <draw:text-box>
            <text:p text:style-name="P3"><text:span text:style-name="T2">allIndexes</text:span></text:p>
            <text:p text:style-name="P3"><text:span text:style-name="T2">allItems</text:span></text:p>
            <text:p text:style-name="P3"><text:span text:style-name="T2">at, <text:s/>[ ]</text:span></text:p>
            <text:p text:style-name="P3"><text:span text:style-name="T2">difference</text:span></text:p>
            <text:p text:style-name="P3"><text:span text:style-name="T2">empty</text:span></text:p>
            <text:p text:style-name="P3"><text:span text:style-name="T2">entry</text:span></text:p>
            <text:p text:style-name="P3"><text:span text:style-name="T2">hasEntry</text:span></text:p>
            <text:p text:style-name="P3"><text:span text:style-name="T2">hasIndex</text:span></text:p>
            <text:p text:style-name="P3"><text:span text:style-name="T2">hasItem</text:span></text:p>
            <text:p text:style-name="P3"><text:span text:style-name="T2">index</text:span></text:p>
            <text:p text:style-name="P3"><text:span text:style-name="T2">intersection</text:span></text:p>
            <text:p text:style-name="P3"><text:span text:style-name="T2">isEmpty</text:span></text:p>
            <text:p text:style-name="P3"><text:span text:style-name="T2">items</text:span></text:p>
          </draw:text-box>
        </draw:frame>
        <draw:line draw:style-name="gr2" draw:text-style-name="P2" draw:layer="layout" svg:x1="10.795cm" svg:y1="11.43cm" svg:x2="0.635cm" svg:y2="11.43cm">
          <text:p text:style-name="P3"/>
        </draw:line>
        <draw:custom-shape draw:style-name="gr1" draw:text-style-name="P1" draw:layer="layout" svg:width="10.16cm" svg:height="0.635cm" svg:x="0.635cm" svg:y="1.905cm">
          <text:p text:style-name="P1"><text:span text:style-name="T1">Directory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3.81cm">
          <draw:text-box>
            <text:p text:style-name="P3"><text:span text:style-name="T2">new</text:span></text:p>
          </draw:text-box>
        </draw:frame>
        <draw:line draw:style-name="gr2" draw:text-style-name="P2" draw:layer="layout" svg:x1="0.635cm" svg:y1="4.445cm" svg:x2="5.715cm" svg:y2="4.445cm">
          <text:p text:style-name="P3"/>
        </draw:line>
        <draw:frame draw:style-name="gr3" draw:text-style-name="P4" draw:layer="layout" svg:width="5.08cm" svg:height="6.413cm" svg:x="5.715cm" svg:y="5.08cm">
          <draw:text-box>
            <text:p text:style-name="P3"><text:span text:style-name="T2">makeArray</text:span></text:p>
            <text:p text:style-name="P3"><text:span text:style-name="T2">put, <text:s/>[ ]=</text:span></text:p>
            <text:p text:style-name="P3"><text:span text:style-name="T2">putAll</text:span></text:p>
            <text:p text:style-name="P3"><text:span text:style-name="T2">remove</text:span></text:p>
            <text:p text:style-name="P3"><text:span text:style-name="T2">removeItem</text:span></text:p>
            <text:p text:style-name="P3"><text:span text:style-name="T2">setEntry</text:span></text:p>
            <text:p text:style-name="P3"><text:span text:style-name="T2">setMethod</text:span></text:p>
            <text:p text:style-name="P3"><text:span text:style-name="T2">subset</text:span></text:p>
            <text:p text:style-name="P3"><text:span text:style-name="T2">supplier</text:span></text:p>
            <text:p text:style-name="P3"><text:span text:style-name="T2">union</text:span></text:p>
            <text:p text:style-name="P3"><text:span text:style-name="T2">unknown</text:span></text:p>
            <text:p text:style-name="P3"><text:span text:style-name="T2">unSetMethod</text:span></text:p>
            <text:p text:style-name="P3"><text:span text:style-name="T2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1.43cm" svg:x2="5.715cm" svg:y2="5.08cm">
          <text:p text:style-name="P3"/>
        </draw:line>
        <draw:custom-shape draw:style-name="gr1" draw:text-style-name="P5" draw:layer="layout" svg:width="10.16cm" svg:height="0.635cm" svg:x="0.635cm" svg:y="2.54cm">
          <text:p text:style-name="P5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04:00</dc:date>
    <dc:language>en-US</dc:language>
    <meta:editing-cycles>13</meta:editing-cycles>
    <meta:editing-duration>PT1H37M5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